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39in"/>
    </style:style>
    <style:style style:name="co3" style:family="table-column">
      <style:table-column-properties fo:break-before="auto" style:column-width="0.8618in"/>
    </style:style>
    <style:style style:name="co5" style:family="table-column">
      <style:table-column-properties fo:break-before="auto" style:column-width="1.2898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7"/>
    <style:style style:name="ce4" style:family="table-cell" style:parent-style-name="Default" style:data-style-name="N60"/>
    <style:style style:name="ce5" style:family="table-cell" style:parent-style-name="Default" style:data-style-name="N0"/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ext-properties fo:color="#181615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8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2">
          <table:table-cell table:style-name="ce1" office:value-type="string">
            <text:p>Riemann flux tube 1 test case determination of parameters</text:p>
          </table:table-cell>
          <table:table-cell table:number-columns-repeated="7"/>
        </table:table-row>
        <table:table-row table:style-name="ro3">
          <table:table-cell office:value-type="string">
            <text:p>After Balsara et al. ADER-WENO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 table:style-name="ce2" office:value-type="string">
            <text:p>Flux tube initial states</text:p>
          </table:table-cell>
          <table:table-cell table:style-name="ce2" office:value-type="string">
            <text:p>Left</text:p>
          </table:table-cell>
          <table:table-cell table:style-name="ce2" office:value-type="string">
            <text:p>Right</text:p>
          </table:table-cell>
          <table:table-cell table:number-columns-repeated="2"/>
          <table:table-cell office:value-type="string">
            <text:p>Constants</text:p>
          </table:table-cell>
          <table:table-cell table:number-columns-repeated="2"/>
        </table:table-row>
        <table:table-row table:style-name="ro3">
          <table:table-cell office:value-type="string">
            <text:p>Number density</text:p>
          </table:table-cell>
          <table:table-cell table:style-name="ce3" office:value-type="float" office:value="1000000">
            <text:p>1.000E+006</text:p>
          </table:table-cell>
          <table:table-cell table:style-name="ce3" office:value-type="float" office:value="2783924.1">
            <text:p>2.784E+006</text:p>
          </table:table-cell>
          <table:table-cell office:value-type="string">
            <text:p>m⁻³</text:p>
          </table:table-cell>
          <table:table-cell/>
          <table:table-cell office:value-type="string">
            <text:p>Mu_0</text:p>
          </table:table-cell>
          <table:table-cell table:style-name="ce4" office:value-type="float" office:value="0.00000125663706144">
            <text:p>1.26E-006</text:p>
          </table:table-cell>
          <table:table-cell office:value-type="string">
            <text:p>NA⁻²</text:p>
          </table:table-cell>
        </table:table-row>
        <table:table-row table:style-name="ro3">
          <table:table-cell office:value-type="string">
            <text:p>Temperature</text:p>
          </table:table-cell>
          <table:table-cell table:style-name="ce3" office:value-type="float" office:value="100000">
            <text:p>1.000E+005</text:p>
          </table:table-cell>
          <table:table-cell table:style-name="ce3" office:value-type="float" office:value="310209.57">
            <text:p>3.102E+005</text:p>
          </table:table-cell>
          <table:table-cell office:value-type="string">
            <text:p>K</text:p>
          </table:table-cell>
          <table:table-cell/>
          <table:table-cell office:value-type="string">
            <text:p>m_p</text:p>
          </table:table-cell>
          <table:table-cell table:style-name="ce4" office:value-type="float" office:value="1.67262171E-027">
            <text:p>1.67E-027</text:p>
          </table:table-cell>
          <table:table-cell office:value-type="string">
            <text:p>kg</text:p>
          </table:table-cell>
        </table:table-row>
        <table:table-row table:style-name="ro3">
          <table:table-cell office:value-type="string">
            <text:p>Derived: Pressure</text:p>
          </table:table-cell>
          <table:table-cell table:style-name="ce3" table:formula="of:=[.B5]*[.G9]*[.B6]" office:value-type="float" office:value="0.0000000000013806505">
            <text:p>1.381E-012</text:p>
          </table:table-cell>
          <table:table-cell table:style-name="ce3" table:formula="of:=[.C5]*[.G9]*[.C6]" office:value-type="float" office:value="0.0000000000119232963093725">
            <text:p>1.192E-011</text:p>
          </table:table-cell>
          <table:table-cell office:value-type="string">
            <text:p>Pa</text:p>
          </table:table-cell>
          <table:table-cell/>
          <table:table-cell office:value-type="string">
            <text:p>q</text:p>
          </table:table-cell>
          <table:table-cell table:style-name="ce4" office:value-type="float" office:value="1.60217653E-019">
            <text:p>1.60E-019</text:p>
          </table:table-cell>
          <table:table-cell office:value-type="string">
            <text:p>C</text:p>
          </table:table-cell>
        </table:table-row>
        <table:table-row table:style-name="ro4">
          <table:table-cell office:value-type="string">
            <text:p>Vx</text:p>
          </table:table-cell>
          <table:table-cell table:style-name="ce3" office:value-type="float" office:value="100000">
            <text:p>1.000E+005</text:p>
          </table:table-cell>
          <table:table-cell table:style-name="ce3" office:value-type="float" office:value="35920.519">
            <text:p>3.592E+004</text:p>
          </table:table-cell>
          <table:table-cell office:value-type="string">
            <text:p>ms⁻¹</text:p>
          </table:table-cell>
          <table:table-cell/>
          <table:table-cell office:value-type="string">
            <text:p>gamma</text:p>
          </table:table-cell>
          <table:table-cell table:style-name="ce5" office:value-type="float" office:value="1.66666666666667">
            <text:p>1.6666666667</text:p>
          </table:table-cell>
          <table:table-cell/>
        </table:table-row>
        <table:table-row table:style-name="ro4">
          <table:table-cell office:value-type="string">
            <text:p>Vy</text:p>
          </table:table-cell>
          <table:table-cell table:style-name="ce3" office:value-type="float" office:value="10000">
            <text:p>1.000E+004</text:p>
          </table:table-cell>
          <table:table-cell table:style-name="ce3" office:value-type="float" office:value="10968.904">
            <text:p>1.097E+004</text:p>
          </table:table-cell>
          <table:table-cell office:value-type="string">
            <text:p>ms⁻¹</text:p>
          </table:table-cell>
          <table:table-cell/>
          <table:table-cell office:value-type="string">
            <text:p>k</text:p>
          </table:table-cell>
          <table:table-cell table:style-name="ce4" office:value-type="float" office:value="1.3806505E-023">
            <text:p>1.38E-023</text:p>
          </table:table-cell>
          <table:table-cell office:value-type="string">
            <text:p>J/K</text:p>
          </table:table-cell>
        </table:table-row>
        <table:table-row table:style-name="ro3">
          <table:table-cell office:value-type="string">
            <text:p>Vz</text:p>
          </table:table-cell>
          <table:table-cell table:number-columns-repeated="2" table:style-name="ce3" office:value-type="float" office:value="0">
            <text:p>0.000E+000</text:p>
          </table:table-cell>
          <table:table-cell office:value-type="string">
            <text:p>ms⁻¹</text:p>
          </table:table-cell>
          <table:table-cell/>
          <table:table-cell office:value-type="string">
            <text:p>m_e</text:p>
          </table:table-cell>
          <table:table-cell table:style-name="ce4" office:value-type="float" office:value="9.109E-031">
            <text:p>9.11E-031</text:p>
          </table:table-cell>
          <table:table-cell/>
        </table:table-row>
        <table:table-row table:style-name="ro3">
          <table:table-cell office:value-type="string">
            <text:p>Bx</text:p>
          </table:table-cell>
          <table:table-cell table:number-columns-repeated="2" table:style-name="ce3" office:value-type="float" office:value="0.000000001">
            <text:p>1.000E-009</text:p>
          </table:table-cell>
          <table:table-cell office:value-type="string">
            <text:p>T</text:p>
          </table:table-cell>
          <table:table-cell table:number-columns-repeated="2"/>
          <table:table-cell table:style-name="ce4"/>
          <table:table-cell/>
        </table:table-row>
        <table:table-row table:style-name="ro3">
          <table:table-cell office:value-type="string">
            <text:p>By</text:p>
          </table:table-cell>
          <table:table-cell table:style-name="ce3" office:value-type="float" office:value="0.0000000001">
            <text:p>1.000E-010</text:p>
          </table:table-cell>
          <table:table-cell table:style-name="ce3" office:value-type="float" office:value="0.0000000003054">
            <text:p>3.054E-010</text:p>
          </table:table-cell>
          <table:table-cell office:value-type="string">
            <text:p>T</text:p>
          </table:table-cell>
          <table:table-cell/>
          <table:table-cell office:value-type="string">
            <text:p>alpha</text:p>
          </table:table-cell>
          <table:table-cell table:style-name="ce4" office:value-type="float" office:value="1.5">
            <text:p>1.50E+000</text:p>
          </table:table-cell>
          <table:table-cell/>
        </table:table-row>
        <table:table-row table:style-name="ro3">
          <table:table-cell office:value-type="string">
            <text:p>Bz</text:p>
          </table:table-cell>
          <table:table-cell table:number-columns-repeated="2" table:style-name="ce3" office:value-type="float" office:value="0">
            <text:p>0.000E+000</text:p>
          </table:table-cell>
          <table:table-cell office:value-type="string">
            <text:p>T</text:p>
          </table:table-cell>
          <table:table-cell table:number-columns-repeated="2"/>
          <table:table-cell table:style-name="ce4"/>
          <table:table-cell/>
        </table:table-row>
        <table:table-row table:style-name="ro3">
          <table:table-cell table:number-columns-repeated="6"/>
          <table:table-cell table:style-name="ce4"/>
          <table:table-cell/>
        </table:table-row>
        <table:table-row table:style-name="ro3">
          <table:table-cell office:value-type="string">
            <text:p>c_fast</text:p>
          </table:table-cell>
          <table:table-cell table:style-name="ce3" table:formula="of:=SQRT(0.5*(([.B11]^2+[.B12]^2+[.B13]^2)/([.$G$5]*[.$G$6]*[.B5])+[.B18]^2)+SQRT(0.25*(([.B11]^2+[.B12]^2+[.B13]^2)/([.$G$5]*[.$G$6]*[.B5])+[.B18]^2)^2-[.B18]^2*[.B11]^2/([.$G$5]*[.$G$6]*[.B5])))" office:value-type="float" office:value="37188.5414384469">
            <text:p>3.719E+004</text:p>
          </table:table-cell>
          <table:table-cell table:style-name="ce3" table:formula="of:=SQRT(0.5*(([.C11]^2+[.C12]^2+[.C13]^2)/([.$G$5]*[.$G$6]*[.C5])+[.C18]^2)+SQRT(0.25*(([.C11]^2+[.C12]^2+[.C13]^2)/([.$G$5]*[.$G$6]*[.C5])+[.C18]^2)^2-[.C18]^2*[.C11]^2/([.$G$5]*[.$G$6]*[.C5])))" office:value-type="float" office:value="65454.2831860986">
            <text:p>6.545E+004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3">
          <table:table-cell office:value-type="string">
            <text:p>c_slow</text:p>
          </table:table-cell>
          <table:table-cell table:style-name="ce3" table:formula="of:=SQRT(0.5*(([.B11]^2+[.B12]^2+[.B13]^2)/([.$G$5]*[.$G$6]*[.B5])+[.B18]^2)-SQRT(0.25*(([.B11]^2+[.B12]^2+[.B13]^2)/([.$G$5]*[.$G$6]*[.B5])+[.B18]^2)^2-[.B18]^2*[.B11]^2/([.$G$5]*[.$G$6]*[.B5])))" office:value-type="float" office:value="21754.7674513409">
            <text:p>2.175E+004</text:p>
          </table:table-cell>
          <table:table-cell table:style-name="ce3" table:formula="of:=SQRT(0.5*(([.C11]^2+[.C12]^2+[.C13]^2)/([.$G$5]*[.$G$6]*[.C5])+[.C18]^2)-SQRT(0.25*(([.C11]^2+[.C12]^2+[.C13]^2)/([.$G$5]*[.$G$6]*[.C5])+[.C18]^2)^2-[.C18]^2*[.C11]^2/([.$G$5]*[.$G$6]*[.C5])))" office:value-type="float" office:value="13047.4133112365">
            <text:p>1.305E+004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4">
          <table:table-cell office:value-type="string">
            <text:p>c_Alfvén</text:p>
          </table:table-cell>
          <table:table-cell table:style-name="ce3" table:formula="of:=SQRT(([.B11]^2+[.B12]^2+[.B13]^2)/([.$G$5]*[.$G$6]*[.B5]))" office:value-type="float" office:value="21920.8247557807">
            <text:p>2.192E+004</text:p>
          </table:table-cell>
          <table:table-cell table:style-name="ce3" table:formula="of:=SQRT(([.C11]^2+[.C12]^2+[.C13]^2)/([.$G$5]*[.$G$6]*[.C5]))" office:value-type="float" office:value="13668.8210104249">
            <text:p>1.367E+004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3">
          <table:table-cell office:value-type="string">
            <text:p>c_sound</text:p>
          </table:table-cell>
          <table:table-cell table:style-name="ce3" table:formula="of:=SQRT([.$G$8]*[.$G$9]*[.B6]/[.$G$6])" office:value-type="float" office:value="37090.901353396">
            <text:p>3.709E+004</text:p>
          </table:table-cell>
          <table:table-cell table:style-name="ce3" table:formula="of:=SQRT([.$G$8]*[.$G$9]*[.C6]/[.$G$6])" office:value-type="float" office:value="65327.3412416669">
            <text:p>6.533E+004</text:p>
          </table:table-cell>
          <table:table-cell office:value-type="string">
            <text:p>ms⁻¹</text:p>
          </table:table-cell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style-name="ce2" office:value-type="string">
            <text:p>Grid parameters</text:p>
          </table:table-cell>
          <table:table-cell table:number-columns-repeated="4"/>
          <table:table-cell table:style-name="ce2" office:value-type="string">
            <text:p>meteo parameters</text:p>
          </table:table-cell>
          <table:table-cell table:number-columns-repeated="2"/>
        </table:table-row>
        <table:table-row table:style-name="ro3">
          <table:table-cell office:value-type="string">
            <text:p>x length</text:p>
          </table:table-cell>
          <table:table-cell office:value-type="float" office:value="5000">
            <text:p>5000</text:p>
          </table:table-cell>
          <table:table-cell office:value-type="string">
            <text:p>cells</text:p>
          </table:table-cell>
          <table:table-cell table:number-columns-repeated="2"/>
          <table:table-cell office:value-type="string">
            <text:p>Total spatial cells</text:p>
          </table:table-cell>
          <table:table-cell table:number-columns-repeated="2"/>
        </table:table-row>
        <table:table-row table:style-name="ro3">
          <table:table-cell office:value-type="string">
            <text:p>x length</text:p>
          </table:table-cell>
          <table:table-cell table:style-name="ce4" office:value-type="float" office:value="1000000000">
            <text:p>1.00E+009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Max. cells per proc.</text:p>
          </table:table-cell>
          <table:table-cell table:number-columns-repeated="2"/>
        </table:table-row>
        <table:table-row table:style-name="ro3">
          <table:table-cell office:value-type="string">
            <text:p>dx = dy = dz</text:p>
          </table:table-cell>
          <table:table-cell table:formula="of:=[.B22]/[.B21]" office:value-type="float" office:value="200000">
            <text:p>200000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Total proc. Needed</text:p>
          </table:table-cell>
          <table:table-cell table:number-columns-repeated="2"/>
        </table:table-row>
        <table:table-row table:style-name="ro3">
          <table:table-cell office:value-type="string">
            <text:p>x_min</text:p>
          </table:table-cell>
          <table:table-cell table:formula="of:=-0.5*[.B22]" office:value-type="float" office:value="-500000000">
            <text:p>-500000000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3">
          <table:table-cell office:value-type="string">
            <text:p>x_max</text:p>
          </table:table-cell>
          <table:table-cell table:formula="of:=0.5*[.B22]" office:value-type="float" office:value="500000000">
            <text:p>500000000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3">
          <table:table-cell office:value-type="string">
            <text:p>v length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3">
          <table:table-cell office:value-type="string">
            <text:p>dvx = dvy = dvz</text:p>
          </table:table-cell>
          <table:table-cell table:formula="of:=2*[.B28]/([.B26]*4)" office:value-type="float" office:value="12500">
            <text:p>12500</text:p>
          </table:table-cell>
          <table:table-cell table:number-columns-repeated="6"/>
        </table:table-row>
        <table:table-row table:style-name="ro3">
          <table:table-cell office:value-type="string">
            <text:p>velocity box min/max</text:p>
          </table:table-cell>
          <table:table-cell office:value-type="float" office:value="250000">
            <text:p>250000</text:p>
          </table:table-cell>
          <table:table-cell table:number-columns-repeated="6"/>
        </table:table-row>
        <table:table-row table:style-name="ro3">
          <table:table-cell office:value-type="string">
            <text:p>or</text:p>
          </table:table-cell>
          <table:table-cell table:number-columns-repeated="7"/>
        </table:table-row>
        <table:table-row table:style-name="ro3">
          <table:table-cell office:value-type="string">
            <text:p>v_max</text:p>
          </table:table-cell>
          <table:table-cell table:number-columns-repeated="7"/>
        </table:table-row>
        <table:table-row table:style-name="ro3">
          <table:table-cell table:number-columns-repeated="5"/>
          <table:table-cell table:style-name="ce2" office:value-type="string">
            <text:p>Plasma parameters</text:p>
          </table:table-cell>
          <table:table-cell table:number-columns-repeated="2"/>
        </table:table-row>
        <table:table-row table:style-name="ro3">
          <table:table-cell table:style-name="ce2" office:value-type="string">
            <text:p>Consequences</text:p>
          </table:table-cell>
          <table:table-cell table:style-name="ce2" table:number-columns-repeated="2"/>
          <table:table-cell table:number-columns-repeated="2"/>
          <table:table-cell table:style-name="ce2"/>
          <table:table-cell table:number-columns-repeated="2"/>
        </table:table-row>
        <table:table-row table:style-name="ro3">
          <table:table-cell office:value-type="string">
            <text:p>Thermal velocity</text:p>
          </table:table-cell>
          <table:table-cell table:formula="of:=SQRT(2*[.$G$9]*[.B6]/[.$G$6])" office:value-type="float" office:value="40631.0466989077">
            <text:p>40631.0466989077</text:p>
          </table:table-cell>
          <table:table-cell table:formula="of:=SQRT(2*[.$G$9]*[.C6]/[.$G$6])" office:value-type="float" office:value="71562.5168397969">
            <text:p>71562.5168397969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3">
          <table:table-cell office:value-type="string">
            <text:p>Proton gyrofrequency</text:p>
          </table:table-cell>
          <table:table-cell table:formula="of:=[.$G$7]*SQRT([.B11]^2+[.B12]^2+[.B13]^2)/([.$G$6]*2*PI())" office:value-type="float" office:value="0.0153212237354551">
            <text:p>0.0153212237</text:p>
          </table:table-cell>
          <table:table-cell table:formula="of:=[.$G$7]*SQRT([.C11]^2+[.C12]^2+[.C13]^2)/([.$G$6]*2*PI())" office:value-type="float" office:value="0.0159402936026605">
            <text:p>0.0159402936</text:p>
          </table:table-cell>
          <table:table-cell office:value-type="string">
            <text:p>Hz</text:p>
          </table:table-cell>
          <table:table-cell/>
          <table:table-cell table:style-name="ce2"/>
          <table:table-cell table:number-columns-repeated="2"/>
        </table:table-row>
        <table:table-row table:style-name="ro4">
          <table:table-cell office:value-type="string">
            <text:p>Proton gyroperiod</text:p>
          </table:table-cell>
          <table:table-cell table:formula="of:=1/[.B34]" office:value-type="float" office:value="65.2689378646616">
            <text:p>65.2689378647</text:p>
          </table:table-cell>
          <table:table-cell table:formula="of:=1/[.C34]" office:value-type="float" office:value="62.7341017001781">
            <text:p>62.7341017002</text:p>
          </table:table-cell>
          <table:table-cell table:number-columns-repeated="2"/>
          <table:table-cell table:style-name="ce2"/>
          <table:table-cell table:style-name="ce6"/>
          <table:table-cell/>
        </table:table-row>
        <table:table-row table:style-name="ro4">
          <table:table-cell office:value-type="string">
            <text:p>“Gyroradius”</text:p>
          </table:table-cell>
          <table:table-cell table:formula="of:=[.$G$6]*2*PI()*[.B33]/([.$G$7]*SQRT([.B11]*[.B11]+[.B12]*[.B12]+[.B13]*[.B13]))" office:value-type="float" office:value="2651945.26236717">
            <text:p>2651945.26236717</text:p>
          </table:table-cell>
          <table:table-cell table:formula="of:=[.$G$6]*2*PI()*[.C33]/([.$G$7]*SQRT([.C11]*[.C11]+[.C12]*[.C12]+[.C13]*[.C13]))" office:value-type="float" office:value="4489410.20934853">
            <text:p>4489410.20934853</text:p>
          </table:table-cell>
          <table:table-cell table:number-columns-repeated="2"/>
          <table:table-cell office:value-type="string">
            <text:p>Proton gyrofreq</text:p>
          </table:table-cell>
          <table:table-cell table:style-name="ce7" table:formula="of:=[.$G$7]*SQRT([.B11]*[.B11]+[.B12]*[.B12]+[.B13]*[.B13])/[.$G$6]" office:value-type="float" office:value="0.0962660878626229">
            <text:p>0.0962660879</text:p>
          </table:table-cell>
          <table:table-cell table:style-name="ce7" table:formula="of:=[.$G$7]*SQRT([.C11]*[.C11]+[.C12]*[.C12]+[.C13]*[.C13])/[.$G$6]" office:value-type="float" office:value="0.100155818556365">
            <text:p>0.1001558186</text:p>
          </table:table-cell>
        </table:table-row>
        <table:table-row table:style-name="ro4">
          <table:table-cell table:number-columns-repeated="5"/>
          <table:table-cell office:value-type="string">
            <text:p>Proton gyroperiod</text:p>
          </table:table-cell>
          <table:table-cell table:formula="of:=2*PI()/[.G36]" office:value-type="float" office:value="65.2689378646616">
            <text:p>65.2689378647</text:p>
          </table:table-cell>
          <table:table-cell table:formula="of:=2*PI()/[.H36]" office:value-type="float" office:value="62.7341017001781">
            <text:p>62.7341017002</text:p>
          </table:table-cell>
        </table:table-row>
        <table:table-row table:style-name="ro4">
          <table:table-cell table:number-columns-repeated="5"/>
          <table:table-cell office:value-type="string">
            <text:p>Larmor rad apprx</text:p>
          </table:table-cell>
          <table:table-cell table:style-name="ce3" table:formula="of:=[.B33]*[.G37]" office:value-type="float" office:value="2651945.26236717">
            <text:p>2.652E+006</text:p>
          </table:table-cell>
          <table:table-cell table:style-name="ce3" table:formula="of:=[.C33]*[.H37]" office:value-type="float" office:value="4489410.20934853">
            <text:p>4.489E+006</text:p>
          </table:table-cell>
        </table:table-row>
        <table:table-row table:style-name="ro3">
          <table:table-cell table:style-name="ce2" office:value-type="string">
            <text:p>CFL conditions</text:p>
          </table:table-cell>
          <table:table-cell table:number-columns-repeated="6"/>
          <table:table-cell table:style-name="ce8"/>
        </table:table-row>
        <table:table-row table:style-name="ro3">
          <table:table-cell office:value-type="string">
            <text:p>acceleration</text:p>
          </table:table-cell>
          <table:table-cell table:style-name="ce3" table:formula="of:=[.B27]/(([.G7]/[.G6])*SQRT(3*[.B28]^2)*SQRT(MAX([.B11]^2+[.B12]^2+[.B13]^2;[.C11]^2+[.C12]^2+[.C13]^2)))" office:value-type="float" office:value="0.288226024963646">
            <text:p>2.882E-001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3">
          <table:table-cell office:value-type="string">
            <text:p>kinetic</text:p>
          </table:table-cell>
          <table:table-cell table:style-name="ce3" table:formula="of:=[.B23]/SQRT(3*[.B28]^2)" office:value-type="float" office:value="0.461880215351701">
            <text:p>4.619E-001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3">
          <table:table-cell office:value-type="string">
            <text:p>magnetic</text:p>
          </table:table-cell>
          <table:table-cell table:style-name="ce3" table:formula="of:=[.B23]/MAX([.B17];[.C17])" office:value-type="float" office:value="9.12374430379304">
            <text:p>9.124E+000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>
            <text:p>Electron gyrofreq</text:p>
          </table:table-cell>
          <table:table-cell table:formula="of:=g#ref!*b#ref!/g#ref!" office:value-type="string" office:string-value="Err:509">
            <text:p>Err:509</text:p>
          </table:table-cell>
          <table:table-cell/>
        </table:table-row>
        <table:table-row table:style-name="ro3">
          <table:table-cell office:value-type="string">
            <text:p>Fastest hits wall in (no v)</text:p>
          </table:table-cell>
          <table:table-cell table:formula="of:=0.5*[.B22]/MAX([.B15:.C17])" office:value-type="float" office:value="7638.91949711538">
            <text:p>7638.9194971154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Electron gyroperiod</text:p>
          </table:table-cell>
          <table:table-cell table:formula="of:=2*3.14159/[.G43]" office:value-type="float" office:value="0">
            <text:p>Err:509</text:p>
          </table:table-cell>
          <table:table-cell table:style-name="ce8" office:value-type="string">
            <text:p>1/s</text:p>
          </table:table-cell>
        </table:table-row>
        <table:table-row table:style-name="ro3">
          <table:table-cell office:value-type="string">
            <text:p>10 gyroperiods</text:p>
          </table:table-cell>
          <table:table-cell table:formula="of:=10*[.B35]" office:value-type="float" office:value="652.689378646616">
            <text:p>652.6893786466</text:p>
          </table:table-cell>
          <table:table-cell table:number-columns-repeated="5"/>
          <table:table-cell table:style-name="ce8"/>
        </table:table-row>
        <table:table-row table:style-name="ro3">
          <table:table-cell office:value-type="string">
            <text:p>Envisaged timestep</text:p>
          </table:table-cell>
          <table:table-cell table:style-name="ce4" office:value-type="float" office:value="0.2">
            <text:p>2.00E-001</text:p>
          </table:table-cell>
          <table:table-cell table:number-columns-repeated="5"/>
          <table:table-cell table:style-name="ce8" office:value-type="string">
            <text:p>s</text:p>
          </table:table-cell>
        </table:table-row>
        <table:table-row table:style-name="ro3">
          <table:table-cell office:value-type="string">
            <text:p>Number of steps</text:p>
          </table:table-cell>
          <table:table-cell table:formula="of:=[.B44]/[.B46]" office:value-type="float" office:value="38194.5974855769">
            <text:p>38194.5974855769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3" number:min-integer-digits="1" number:min-exponent-digits="3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05/14/2012</text:date>, <text:time>17:2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9T11:01:59</meta:creation-date>
    <dc:date>2012-05-14T17:20:04</dc:date>
    <meta:editing-duration>P3DT17H37M31S</meta:editing-duration>
    <meta:editing-cycles>20</meta:editing-cycles>
    <meta:generator>LibreOffice/3.3$Unix LibreOffice_project/330m19$Build-401</meta:generator>
    <meta:document-statistic meta:table-count="3" meta:cell-count="153" meta:object-count="0"/>
  </office:meta>
</office:document-meta>
</file>